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cb02e" officeooo:paragraph-rsid="001cb02e"/>
    </style:style>
    <style:style style:name="P2" style:family="paragraph" style:parent-style-name="Header">
      <style:paragraph-properties fo:text-align="end" style:justify-single-word="false"/>
      <style:text-properties officeooo:rsid="001cb02e" officeooo:paragraph-rsid="001cb02e"/>
    </style:style>
    <style:style style:name="P3" style:family="paragraph" style:parent-style-name="Footer">
      <style:paragraph-properties fo:text-align="end" style:justify-single-word="false"/>
      <style:text-properties officeooo:rsid="001cb02e" officeooo:paragraph-rsid="001cb02e"/>
    </style:style>
    <style:style style:name="T1" style:family="text">
      <style:text-properties officeooo:rsid="001e1c2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c2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1. Responde a las siguientes preguntas referentes a la inicialización de campos</text:p>
      <text:p text:style-name="Standard">por defecto:</text:p>
      <text:p text:style-name="Standard">a. Si existen campos de tipo int, float, long… sin inicializar, su valor por</text:p>
      <text:p text:style-name="Standard">defecto es: <text:span text:style-name="T3">0</text:span></text:p>
      <text:p text:style-name="Standard">b. Si existen campos de tipo String sin inicializar, su valor por defecto es: <text:span text:style-name="T2">“”</text:span></text:p>
      <text:p text:style-name="Standard">c. Si existen campos de tipo int[] sin inicializar, su valor por defecto es: <text:span text:style-name="T3">Null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b02e" officeooo:paragraph-rsid="001cb02e"/>
    </style:style>
    <style:style style:name="MP2" style:family="paragraph" style:parent-style-name="Header">
      <style:paragraph-properties fo:text-align="end" style:justify-single-word="false"/>
      <style:text-properties officeooo:rsid="001cb02e" officeooo:paragraph-rsid="001cb02e"/>
    </style:style>
    <style:style style:name="MP3" style:family="paragraph" style:parent-style-name="Footer">
      <style:paragraph-properties fo:text-align="end" style:justify-single-word="false"/>
      <style:text-properties officeooo:rsid="001cb02e" officeooo:paragraph-rsid="001cb02e"/>
    </style:style>
    <style:style style:name="MT1" style:family="text">
      <style:text-properties officeooo:rsid="001e1c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Título:<text:span text:style-name="MT1">Listado Objetos y Clases</text:span></text:p>
        <text:p text:style-name="MP2"><text:tab/><text:tab/>Página<text:page-number text:select-page="current">3</text:page-number></text:p>
      </style:header>
      <style:footer>
        <text:p text:style-name="MP3">Nombre: Adrián Moya Morun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2:27:04.297000000</meta:creation-date>
    <dc:date>2017-11-27T20:11:19.488000000</dc:date>
    <meta:editing-duration>PT6M14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3" meta:paragraph-count="9" meta:word-count="70" meta:character-count="407" meta:non-whitespace-character-count="344"/>
  </office:meta>
</office:document-meta>
</file>